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ff0000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path draw:name="Queue" draw:style-name="gr1" draw:text-style-name="P1" draw:layer="layout" svg:width="3.29cm" svg:height="9.211cm" svg:x="15.362cm" svg:y="10.038cm" svg:viewBox="0 0 3291 9212" svg:d="m0 8824c1665-2623 2564-5719 2564-8824 241 0 485 0 727 0 0 3241-940 6477-2677 9212-205-129-411-259-614-388z">
          <text:p/>
        </draw:path>
        <draw:path draw:name="Corne.droite" draw:style-name="gr2" draw:text-style-name="P1" draw:layer="layout" svg:width="7.617cm" svg:height="5.464cm" draw:transform="skewX (0.152716309549475) rotate (-0.588001424997965) translate (13.3350273814668cm 5.77348467018255cm)" svg:viewBox="0 0 7618 5465" svg:d="m1902 7c2873 900 5079 3147 5716 5458-1271-4-2539-8-3809-13 633-2307-304-4552-1907-5445zm-1902-7zm7618 5465z">
          <text:p/>
        </draw:path>
        <draw:path draw:name="Corne.gauche" draw:style-name="gr2" draw:text-style-name="P1" draw:layer="layout" svg:width="7.627cm" svg:height="5.464cm" draw:transform="skewX (-0.154461638801469) rotate (0.588350490847177) translate (-1.63608434295938cm 10.0043272498437cm)" svg:viewBox="0 0 7628 5465" svg:d="m5726 7c-2874 899-5084 3144-5726 5458 1270-6 2538-12 3808-15-631-2305 314-4548 1918-5443zm1902-7zm-7628 5465z">
          <text:p/>
        </draw:path>
        <draw:custom-shape draw:name="corps" draw:style-name="gr1" draw:text-style-name="P1" draw:layer="layout" svg:width="14.114cm" svg:height="11.796cm" svg:x="1.962cm" svg:y="10.704cm">
          <text:p/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ath draw:name="fleche.haut.gauche" draw:style-name="gr3" draw:text-style-name="P1" draw:layer="layout" svg:width="3.111cm" svg:height="2.718cm" svg:x="5.25cm" svg:y="11.1cm" svg:viewBox="0 0 3112 2719" svg:d="m641 212c694 466 1390 934 2090 1402 106-72 212-140 318-212 21 298 41 592 63 893-444-19-894-32-1339-47 106-70 212-142 321-210-703-468-1398-936-2094-1402 212-139 429-282 641-424zm323-212zm1514 2719z">
          <text:p/>
        </draw:path>
        <draw:path draw:name="fleche.bas.droit" draw:style-name="gr3" draw:text-style-name="P1" draw:layer="layout" svg:width="3.168cm" svg:height="2.71cm" svg:x="9.372cm" svg:y="13.635cm" svg:viewBox="0 0 3169 2711" svg:d="m2548 2499c-718-466-1437-929-2148-1397-104 75-210 145-314 217-30-300-59-592-86-890 447 13 894 24 1342 37-106 69-213 142-317 212 712 463 1428 928 2144 1391-208 145-413 288-621 430zm-312 212zm-1606-2711z">
          <text:p/>
        </draw:path>
        <draw:path draw:name="fleche.haut.droit" draw:style-name="gr3" draw:text-style-name="P1" draw:layer="layout" svg:width="4.135cm" svg:height="2.131cm" svg:x="8.889cm" svg:y="11.377cm" svg:viewBox="0 0 4136 2132" svg:d="m307 1720c725-478 1450-962 2182-1443-102-67-203-135-305-205 447-25 895-49 1342-72-41 300-82 595-120 895-104-72-203-137-307-207-727 481-1455 960-2177 1444-206-138-409-275-615-412zm-307-204zm4136-1102z">
          <text:p/>
        </draw:path>
        <draw:path draw:name="fleche.bas.gauche" draw:style-name="gr3" draw:text-style-name="P1" draw:layer="layout" svg:width="4.099cm" svg:height="2.107cm" svg:x="4.832cm" svg:y="13.87cm" svg:viewBox="0 0 4100 2108" svg:d="m3799 404c-725 476-1450 954-2168 1430 99 67 201 135 302 204-440 24-885 47-1325 70 36-292 76-587 115-884 101 69 203 137 302 204 721-476 1446-952 2176-1428 198 135 399 272 598 404zm301 204zm-4100 1094z">
          <text:p/>
        </draw:path>
        <draw:custom-shape draw:name="pointe.queue" draw:style-name="gr1" draw:text-style-name="P1" draw:layer="layout" svg:width="2.262cm" svg:height="5.528cm" svg:x="17.238cm" svg:y="4.5cm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677.681545636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Queue.pointe" draw:style-name="gr1" draw:text-style-name="P1" draw:layer="layout" svg:width="2.262cm" svg:height="5.533cm" svg:x="17.238cm" svg:y="4.527cm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677.681545636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Olivier Cochard-Labbé</meta:initial-creator>
    <meta:creation-date>2011-04-03T08:47:23</meta:creation-date>
    <dc:date>2011-05-12T17:46:40</dc:date>
    <dc:creator>Olivier Cochard-Labbé</dc:creator>
    <meta:editing-duration>PT2H29M33S</meta:editing-duration>
    <meta:editing-cycles>21</meta:editing-cycles>
    <meta:generator>LibreOffice/3.3$FreeBSD/amd64 LibreOffice_project/330m19$Build-202</meta:generator>
    <dc:subject>http://bsdrp.net</dc:subject>
    <dc:title>Logo de BSD Router Project</dc:title>
    <meta:document-statistic meta:object-count="10"/>
  </office:meta>
</office:document-meta>
</file>